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D0000007D0232454F458826D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fo:font-size="44pt" officeooo:rsid="0026e508" officeooo:paragraph-rsid="0026e508" style:font-size-asian="44pt" style:font-size-complex="44pt"/>
    </style:style>
    <style:style style:name="P5" style:family="paragraph" style:parent-style-name="Standard">
      <style:paragraph-properties fo:text-align="center" style:justify-single-word="false"/>
      <style:text-properties fo:font-size="44pt" fo:font-style="italic" fo:font-weight="bold" officeooo:rsid="0026e508" officeooo:paragraph-rsid="00a62eb6" style:font-size-asian="44pt" style:font-style-asian="italic" style:font-weight-asian="bold" style:font-size-complex="44pt" style:font-style-complex="italic" style:font-weight-complex="bold"/>
    </style:style>
    <style:style style:name="P6" style:family="paragraph" style:parent-style-name="Standard">
      <style:text-properties fo:font-size="44pt" fo:language="zxx" fo:country="none" officeooo:rsid="0026e508" officeooo:paragraph-rsid="0026e508" style:font-size-asian="44pt" style:language-asian="zxx" style:country-asian="none" style:font-size-complex="44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size="26pt" fo:font-style="italic" fo:font-weight="bold" officeooo:rsid="0026e508" officeooo:paragraph-rsid="00a62eb6" style:font-size-asian="26pt" style:font-style-asian="italic" style:font-weight-asian="bold" style:font-size-complex="26pt" style:font-style-complex="italic" style:font-weight-complex="bold"/>
    </style:style>
    <style:style style:name="P8" style:family="paragraph" style:parent-style-name="Standard">
      <style:text-properties fo:font-size="12pt" officeooo:rsid="0026e508" officeooo:paragraph-rsid="0026e508" style:font-size-asian="10.5pt" style:font-size-complex="12pt"/>
    </style:style>
    <style:style style:name="P9" style:family="paragraph" style:parent-style-name="Standard">
      <style:paragraph-properties fo:text-align="end" style:justify-single-word="false"/>
      <style:text-properties officeooo:rsid="0026e508" officeooo:paragraph-rsid="0026e508"/>
    </style:style>
    <style:style style:name="P10" style:family="paragraph" style:parent-style-name="Standard" style:master-page-name="Right_20_Page">
      <style:paragraph-properties fo:text-align="center" style:justify-single-word="false" style:page-number="auto"/>
      <style:text-properties fo:font-size="44pt" officeooo:rsid="0026e508" officeooo:paragraph-rsid="00a62eb6" style:font-size-asian="44pt" style:font-size-complex="44pt"/>
    </style:style>
    <style:style style:name="T1" style:family="text">
      <style:text-properties officeooo:rsid="00a98cbf"/>
    </style:style>
    <style:style style:name="T2" style:family="text">
      <style:text-properties officeooo:rsid="00ac092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a62eb6" style:font-style-asian="italic" style:font-weight-asian="bold" style:font-style-complex="italic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4pt" officeooo:rsid="00fc5987" style:font-size-asian="44pt" style:font-size-complex="44pt"/>
    </style:style>
    <style:style style:name="T7" style:family="text">
      <style:text-properties officeooo:rsid="00fc7a72"/>
    </style:style>
    <style:style style:name="fr1" style:family="graphic" style:parent-style-name="Graphics">
      <style:graphic-properties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Manuel </text:span><text:span text:style-name="T4">d'utilisation</text:span></text:p>
      <text:p text:style-name="P5">Minetest <text:span text:style-name="T7">v0.4.15</text:span> </text:p>
      <text:p text:style-name="P7"/>
      <text:p text:style-name="P7"/>
      <text:p text:style-name="P8"><draw:frame draw:style-name="fr1" draw:name="Image57" text:anchor-type="paragraph" svg:width="14cm" svg:height="14cm" draw:z-index="0"><draw:image xlink:href="Pictures/10000201000007D0000007D0232454F458826DA8.png" xlink:type="simple" xlink:show="embed" xlink:actuate="onLoad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5">Par </text:span><text:span text:style-name="T6">Sam</text:span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0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1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5.3.1.2$Linux_X86_64 LibreOffice_project/30m0$Build-2</meta:generator>
    <dc:date>2017-12-03T13:03:43.199856094</dc:date>
    <meta:editing-duration>PT6H37M27S</meta:editing-duration>
    <meta:editing-cycles>226</meta:editing-cycles>
    <meta:document-statistic meta:table-count="0" meta:image-count="1" meta:object-count="0" meta:page-count="1" meta:paragraph-count="5" meta:word-count="8" meta:character-count="60" meta:non-whitespace-character-count="42"/>
  </office:meta>
</office:document-meta>
</file>